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4.56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1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21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rface2Erro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Volume Name</text:p>
          </table:table-cell>
          <table:table-cell table:style-name="ce1" office:value-type="string" calcext:value-type="string">
            <text:p>Error(macrometer)</text:p>
          </table:table-cell>
          <table:table-cell/>
        </table:table-row>
        <table:table-row table:style-name="ro1">
          <table:table-cell office:value-type="string" calcext:value-type="string">
            <text:p>'2592_OD_7530_Volume'</text:p>
          </table:table-cell>
          <table:table-cell office:value-type="float" office:value="7.0292" calcext:value-type="float">
            <text:p>7.02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'120201_OD_11574_Volume'</text:p>
          </table:table-cell>
          <table:table-cell office:value-type="float" office:value="6.7029" calcext:value-type="float">
            <text:p>6.7029</text:p>
          </table:table-cell>
          <table:table-cell/>
        </table:table-row>
        <table:table-row table:style-name="ro1">
          <table:table-cell office:value-type="string" calcext:value-type="string">
            <text:p>'2639_OD_7362_Volume'</text:p>
          </table:table-cell>
          <table:table-cell office:value-type="float" office:value="6.3163" calcext:value-type="float">
            <text:p>6.3163</text:p>
          </table:table-cell>
          <table:table-cell/>
        </table:table-row>
        <table:table-row table:style-name="ro1">
          <table:table-cell office:value-type="string" calcext:value-type="string">
            <text:p>'2626_OD_7913_Volume'</text:p>
          </table:table-cell>
          <table:table-cell office:value-type="float" office:value="6.0196" calcext:value-type="float">
            <text:p>6.0196</text:p>
          </table:table-cell>
          <table:table-cell/>
        </table:table-row>
        <table:table-row table:style-name="ro1">
          <table:table-cell office:value-type="string" calcext:value-type="string">
            <text:p>'489_OD_4364_Volume'</text:p>
          </table:table-cell>
          <table:table-cell office:value-type="float" office:value="5.9492" calcext:value-type="float">
            <text:p>5.9492</text:p>
          </table:table-cell>
          <table:table-cell/>
        </table:table-row>
        <table:table-row table:style-name="ro1">
          <table:table-cell office:value-type="string" calcext:value-type="string">
            <text:p>'5951_OD_17674_Volume'</text:p>
          </table:table-cell>
          <table:table-cell office:value-type="float" office:value="5.9219" calcext:value-type="float">
            <text:p>5.9219</text:p>
          </table:table-cell>
          <table:table-cell/>
        </table:table-row>
        <table:table-row table:style-name="ro1">
          <table:table-cell office:value-type="string" calcext:value-type="string">
            <text:p>'4162_OD_23992_Volume'</text:p>
          </table:table-cell>
          <table:table-cell office:value-type="float" office:value="5.6451" calcext:value-type="float">
            <text:p>5.64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'5370_OD_25954_Volume'</text:p>
          </table:table-cell>
          <table:table-cell office:value-type="float" office:value="5.4684" calcext:value-type="float">
            <text:p>5.46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'4959_OD_28688_Volume'</text:p>
          </table:table-cell>
          <table:table-cell office:value-type="float" office:value="5.3279" calcext:value-type="float">
            <text:p>5.32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'6890_OD_19307_Volume'</text:p>
          </table:table-cell>
          <table:table-cell office:value-type="float" office:value="5.2929" calcext:value-type="float">
            <text:p>5.29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'4616_OD_29366_Volume'</text:p>
          </table:table-cell>
          <table:table-cell office:value-type="float" office:value="5.2515" calcext:value-type="float">
            <text:p>5.2515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string" calcext:value-type="string">
            <text:p>'34087_OD_20182_Volume'</text:p>
          </table:table-cell>
          <table:table-cell office:value-type="float" office:value="5.2049" calcext:value-type="float">
            <text:p>5.2049</text:p>
          </table:table-cell>
          <table:table-cell/>
        </table:table-row>
        <table:table-row table:style-name="ro1">
          <table:table-cell office:value-type="string" calcext:value-type="string">
            <text:p>'5363_OD_25453_Volume'</text:p>
          </table:table-cell>
          <table:table-cell office:value-type="float" office:value="5.1986" calcext:value-type="float">
            <text:p>5.1986</text:p>
          </table:table-cell>
          <table:table-cell/>
        </table:table-row>
        <table:table-row table:style-name="ro1">
          <table:table-cell office:value-type="string" calcext:value-type="string">
            <text:p>'5926_OD_16641_Volume'</text:p>
          </table:table-cell>
          <table:table-cell office:value-type="float" office:value="5.1947" calcext:value-type="float">
            <text:p>5.1947</text:p>
          </table:table-cell>
          <table:table-cell/>
        </table:table-row>
        <table:table-row table:style-name="ro1">
          <table:table-cell office:value-type="string" calcext:value-type="string">
            <text:p>'6757_OD_20040_Volume'</text:p>
          </table:table-cell>
          <table:table-cell office:value-type="float" office:value="5.1592" calcext:value-type="float">
            <text:p>5.1592</text:p>
          </table:table-cell>
          <table:table-cell/>
        </table:table-row>
        <table:table-row table:style-name="ro1">
          <table:table-cell office:value-type="string" calcext:value-type="string">
            <text:p>'6071_OD_18909_Volume'</text:p>
          </table:table-cell>
          <table:table-cell office:value-type="float" office:value="5.0659" calcext:value-type="float">
            <text:p>5.0659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'440_OD_5194_Volume'</text:p>
          </table:table-cell>
          <table:table-cell office:value-type="float" office:value="4.8454" calcext:value-type="float">
            <text:p>4.8454</text:p>
          </table:table-cell>
          <table:table-cell/>
        </table:table-row>
        <table:table-row table:style-name="ro1">
          <table:table-cell office:value-type="string" calcext:value-type="string">
            <text:p>'120030_OD_3477_Volume'</text:p>
          </table:table-cell>
          <table:table-cell office:value-type="float" office:value="4.754" calcext:value-type="float">
            <text:p>4.754</text:p>
          </table:table-cell>
          <table:table-cell/>
        </table:table-row>
        <table:table-row table:style-name="ro1">
          <table:table-cell office:value-type="string" calcext:value-type="string">
            <text:p>'140009_OD_2602_Volume'</text:p>
          </table:table-cell>
          <table:table-cell office:value-type="float" office:value="4.7065" calcext:value-type="float">
            <text:p>4.7065</text:p>
          </table:table-cell>
          <table:table-cell/>
        </table:table-row>
        <table:table-row table:style-name="ro1">
          <table:table-cell office:value-type="string" calcext:value-type="string">
            <text:p>'660_OD_3353_Volume'</text:p>
          </table:table-cell>
          <table:table-cell office:value-type="float" office:value="4.6784" calcext:value-type="float">
            <text:p>4.6784</text:p>
          </table:table-cell>
          <table:table-cell/>
        </table:table-row>
        <table:table-row table:style-name="ro1">
          <table:table-cell office:value-type="string" calcext:value-type="string">
            <text:p>'4013_OD_22672_Volume'</text:p>
          </table:table-cell>
          <table:table-cell office:value-type="float" office:value="4.6272" calcext:value-type="float">
            <text:p>4.6272</text:p>
          </table:table-cell>
          <table:table-cell/>
        </table:table-row>
        <table:table-row table:style-name="ro1">
          <table:table-cell office:value-type="string" calcext:value-type="string">
            <text:p>'4173_OD_21924_Volume'</text:p>
          </table:table-cell>
          <table:table-cell office:value-type="float" office:value="4.5657" calcext:value-type="float">
            <text:p>4.5657</text:p>
          </table:table-cell>
          <table:table-cell/>
        </table:table-row>
        <table:table-row table:style-name="ro1">
          <table:table-cell office:value-type="string" calcext:value-type="string">
            <text:p>'1296_OD_24884_Volume'</text:p>
          </table:table-cell>
          <table:table-cell office:value-type="float" office:value="4.4995" calcext:value-type="float">
            <text:p>4.4995</text:p>
          </table:table-cell>
          <table:table-cell/>
        </table:table-row>
        <table:table-row table:style-name="ro1">
          <table:table-cell office:value-type="string" calcext:value-type="string">
            <text:p>'1437_OD_11147_Volume'</text:p>
          </table:table-cell>
          <table:table-cell office:value-type="float" office:value="4.4794" calcext:value-type="float">
            <text:p>4.4794</text:p>
          </table:table-cell>
          <table:table-cell/>
        </table:table-row>
        <table:table-row table:style-name="ro1">
          <table:table-cell office:value-type="string" calcext:value-type="string">
            <text:p>'6830_OD_21054_Volume'</text:p>
          </table:table-cell>
          <table:table-cell office:value-type="float" office:value="4.2966" calcext:value-type="float">
            <text:p>4.29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'7044_OD_27662_Volume'</text:p>
          </table:table-cell>
          <table:table-cell office:value-type="float" office:value="4.2847" calcext:value-type="float">
            <text:p>4.28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'2700_OD_6256_Volume'</text:p>
          </table:table-cell>
          <table:table-cell office:value-type="float" office:value="4.1669" calcext:value-type="float">
            <text:p>4.1669</text:p>
          </table:table-cell>
          <table:table-cell/>
        </table:table-row>
        <table:table-row table:style-name="ro1">
          <table:table-cell office:value-type="string" calcext:value-type="string">
            <text:p>'2044_OD_14191_Volume'</text:p>
          </table:table-cell>
          <table:table-cell office:value-type="float" office:value="3.9845" calcext:value-type="float">
            <text:p>3.9845</text:p>
          </table:table-cell>
          <table:table-cell/>
        </table:table-row>
        <table:table-row table:style-name="ro1">
          <table:table-cell office:value-type="string" calcext:value-type="string">
            <text:p>'120006_OD_5723_Volume'</text:p>
          </table:table-cell>
          <table:table-cell office:value-type="float" office:value="3.8895" calcext:value-type="float">
            <text:p>3.8895</text:p>
          </table:table-cell>
          <table:table-cell/>
        </table:table-row>
        <table:table-row table:style-name="ro1">
          <table:table-cell office:value-type="string" calcext:value-type="string">
            <text:p>'5938_OD_17121_Volume'</text:p>
          </table:table-cell>
          <table:table-cell office:value-type="float" office:value="3.8447" calcext:value-type="float">
            <text:p>3.8447</text:p>
          </table:table-cell>
          <table:table-cell/>
        </table:table-row>
        <table:table-row table:style-name="ro1">
          <table:table-cell office:value-type="string" calcext:value-type="string">
            <text:p>'5097_OD_25190_Volume'</text:p>
          </table:table-cell>
          <table:table-cell office:value-type="float" office:value="3.8376" calcext:value-type="float">
            <text:p>3.83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'6049_OD_20607_Volume'</text:p>
          </table:table-cell>
          <table:table-cell office:value-type="float" office:value="3.8067" calcext:value-type="float">
            <text:p>3.8067</text:p>
          </table:table-cell>
          <table:table-cell/>
        </table:table-row>
        <table:table-row table:style-name="ro1">
          <table:table-cell office:value-type="string" calcext:value-type="string">
            <text:p>'2627_OD_7904_Volume'</text:p>
          </table:table-cell>
          <table:table-cell office:value-type="float" office:value="3.7388" calcext:value-type="float">
            <text:p>3.7388</text:p>
          </table:table-cell>
          <table:table-cell/>
        </table:table-row>
        <table:table-row table:style-name="ro1">
          <table:table-cell office:value-type="string" calcext:value-type="string">
            <text:p>'4464_OD_29267_Volume'</text:p>
          </table:table-cell>
          <table:table-cell office:value-type="float" office:value="3.7336" calcext:value-type="float">
            <text:p>3.7336</text:p>
          </table:table-cell>
          <table:table-cell/>
        </table:table-row>
        <table:table-row table:style-name="ro1">
          <table:table-cell office:value-type="string" calcext:value-type="string">
            <text:p>'6813_OD_21155_Volume'</text:p>
          </table:table-cell>
          <table:table-cell office:value-type="float" office:value="3.702" calcext:value-type="float">
            <text:p>3.702</text:p>
          </table:table-cell>
          <table:table-cell/>
        </table:table-row>
        <table:table-row table:style-name="ro1">
          <table:table-cell office:value-type="string" calcext:value-type="string">
            <text:p>'6783_OD_17761_Volume'</text:p>
          </table:table-cell>
          <table:table-cell office:value-type="float" office:value="3.6145" calcext:value-type="float">
            <text:p>3.6145</text:p>
          </table:table-cell>
          <table:table-cell/>
        </table:table-row>
        <table:table-row table:style-name="ro1">
          <table:table-cell office:value-type="string" calcext:value-type="string">
            <text:p>'7059_OD_21005_Volume'</text:p>
          </table:table-cell>
          <table:table-cell office:value-type="float" office:value="3.579" calcext:value-type="float">
            <text:p>3.579</text:p>
          </table:table-cell>
          <table:table-cell/>
        </table:table-row>
        <table:table-row table:style-name="ro1">
          <table:table-cell office:value-type="string" calcext:value-type="string">
            <text:p>'2074_OD_14478_Volume'</text:p>
          </table:table-cell>
          <table:table-cell office:value-type="float" office:value="3.5124" calcext:value-type="float">
            <text:p>3.5124</text:p>
          </table:table-cell>
          <table:table-cell/>
        </table:table-row>
        <table:table-row table:style-name="ro1">
          <table:table-cell office:value-type="string" calcext:value-type="string">
            <text:p>'4338_OD_23762_Volume'</text:p>
          </table:table-cell>
          <table:table-cell office:value-type="float" office:value="3.3255" calcext:value-type="float">
            <text:p>3.32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'1411_OD_11027_Volume'</text:p>
          </table:table-cell>
          <table:table-cell office:value-type="float" office:value="3.2846" calcext:value-type="float">
            <text:p>3.28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'4511_OD_29134_Volume'</text:p>
          </table:table-cell>
          <table:table-cell office:value-type="float" office:value="3.1577" calcext:value-type="float">
            <text:p>3.1577</text:p>
          </table:table-cell>
          <table:table-cell/>
        </table:table-row>
        <table:table-row table:style-name="ro1">
          <table:table-cell office:value-type="string" calcext:value-type="string">
            <text:p>'1062_OD_9512_Volume'</text:p>
          </table:table-cell>
          <table:table-cell office:value-type="float" office:value="3.1165" calcext:value-type="float">
            <text:p>3.1165</text:p>
          </table:table-cell>
          <table:table-cell/>
        </table:table-row>
        <table:table-row table:style-name="ro1">
          <table:table-cell office:value-type="string" calcext:value-type="string">
            <text:p>'6418_OD_20692_Volume'</text:p>
          </table:table-cell>
          <table:table-cell office:value-type="float" office:value="3.1128" calcext:value-type="float">
            <text:p>3.1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'1472_OD_11239_Volume'</text:p>
          </table:table-cell>
          <table:table-cell office:value-type="float" office:value="3.0774" calcext:value-type="float">
            <text:p>3.07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'32048_OD_11830_Volume'</text:p>
          </table:table-cell>
          <table:table-cell office:value-type="float" office:value="2.9735" calcext:value-type="float">
            <text:p>2.9735</text:p>
          </table:table-cell>
          <table:table-cell/>
        </table:table-row>
        <table:table-row table:style-name="ro1">
          <table:table-cell office:value-type="string" calcext:value-type="string">
            <text:p>'2806_OD_6493_Volume'</text:p>
          </table:table-cell>
          <table:table-cell office:value-type="float" office:value="2.8019" calcext:value-type="float">
            <text:p>2.8019</text:p>
          </table:table-cell>
          <table:table-cell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3" table:formula="of:=AVERAGE([.B2:.B47])" office:value-type="float" office:value="4.49447173913044" calcext:value-type="float">
            <text:p>4.4945</text:p>
          </table:table-cell>
          <table:table-cell/>
        </table:table-row>
      </table:table>
      <table:named-expressions/>
      <table:database-ranges>
        <table:database-range table:name="__Anonymous_Sheet_DB__0" table:target-range-address="surface2Error.A1:surface2Error.B1048576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29T15:56:55.088579239</dc:date>
    <meta:editing-duration>PT7M52S</meta:editing-duration>
    <meta:editing-cycles>4</meta:editing-cycles>
    <meta:document-statistic meta:table-count="1" meta:cell-count="110" meta:object-count="0"/>
  </office:meta>
</office:document-meta>
</file>